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10BB60000635200003BA2A27EDD4510367F60.svg" manifest:media-type="image/svg+xml"/>
  <manifest:file-entry manifest:full-path="Pictures/1000020100000391000002240F4B721396B0E90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ash" svg:stroke-width="0.035cm" svg:stroke-color="#00a9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Dash" svg:stroke-width="0.028cm" svg:stroke-color="#00a933" draw:marker-start="Arrowheads_20_1" draw:marker-start-width="0.242cm" draw:marker-end="Arrowheads_20_1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svg:stroke-color="#1c1c1c" draw:fill-color="#ffffff" draw:textarea-horizontal-align="justify" draw:textarea-vertical-align="middle" draw:auto-grow-height="false" fo:min-height="1.973cm" fo:min-width="9.342cm"/>
    </style:style>
    <style:style style:name="gr6" style:family="graphic" style:parent-style-name="objectwithoutfill">
      <style:graphic-properties svg:stroke-width="0.106cm" svg:stroke-color="#ff8000" draw:marker-start-width="0.359cm" draw:marker-end-width="0.359cm" svg:stroke-linecap="round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2a6099" draw:marker-start-width="0.359cm" draw:marker-end-width="0.359cm" svg:stroke-linecap="round" draw:fill="none" draw:textarea-vertical-align="middle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0.385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00a933" loext:opacity="100%"/>
    </style:style>
    <style:style style:name="P4" style:family="paragraph">
      <loext:graphic-properties draw:fill="none" draw:fill-color="#ffffff"/>
      <style:text-properties fo:color="#00a933" loext:opacity="100%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color="#111111" loext:opacity="100%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weight="normal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0pt" fo:font-weight="normal" style:font-size-asian="20pt" style:font-size-complex="20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color="#111111" loext:opacity="100%" fo:font-size="10pt" style:font-size-asian="10pt" style:font-size-complex="10pt"/>
    </style:style>
    <style:style style:name="T3" style:family="text">
      <style:text-properties fo:color="#111111" loext:opacity="100%" style:text-position="-8% 58%" fo:font-size="10pt" style:font-size-asian="10pt" style:font-size-complex="10pt"/>
    </style:style>
    <style:style style:name="T4" style:family="text">
      <style:text-properties fo:color="#111111" loext:opacity="100%" style:text-position="0% 100%" fo:font-size="10pt" style:font-size-asian="10pt" style:font-size-complex="10pt"/>
    </style:style>
    <style:style style:name="T5" style:family="text">
      <style:text-properties fo:color="#111111" loext:opacity="100%" style:text-position="0% 100%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111111" loext:opacity="100%" style:text-position="0% 100%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425cm" svg:height="15.265cm" svg:x="0cm" svg:y="0cm">
          <draw:image xlink:href="Pictures/10010BB60000635200003BA2A27EDD4510367F60.svg" xlink:type="simple" xlink:show="embed" xlink:actuate="onLoad" draw:mime-type="image/svg+xml">
            <text:p/>
          </draw:image>
          <draw:image xlink:href="Pictures/1000020100000391000002240F4B721396B0E903.png" xlink:type="simple" xlink:show="embed" xlink:actuate="onLoad" draw:mime-type="image/png"/>
        </draw:frame>
        <draw:line draw:style-name="gr2" draw:text-style-name="P2" draw:layer="layout" svg:x1="2.638cm" svg:y1="7.502cm" svg:x2="6.867cm" svg:y2="7.502cm">
          <text:p/>
        </draw:line>
        <draw:line draw:style-name="gr2" draw:text-style-name="P2" draw:layer="layout" svg:x1="2.638cm" svg:y1="6.75cm" svg:x2="6.862cm" svg:y2="6.75cm">
          <text:p/>
        </draw:line>
        <draw:line draw:style-name="gr3" draw:text-style-name="P2" draw:layer="layout" svg:x1="3.057cm" svg:y1="6.75cm" svg:x2="3.057cm" svg:y2="7.502cm">
          <text:p/>
        </draw:line>
        <draw:frame draw:style-name="gr4" draw:text-style-name="P4" draw:layer="layout" svg:width="3.482cm" svg:height="0.962cm" svg:x="2.957cm" svg:y="6.65cm">
          <draw:text-box>
            <text:p text:style-name="P3">-21,2% <text:span text:style-name="T1">a.u.c</text:span></text:p>
          </draw:text-box>
        </draw:frame>
        <draw:custom-shape draw:style-name="gr5" draw:text-style-name="P5" draw:layer="layout" svg:width="9.842cm" svg:height="2.223cm" svg:x="7.82cm" svg:y="11.312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137cm" svg:y1="11.947cm" svg:x2="8.772cm" svg:y2="11.947cm">
          <text:p/>
        </draw:line>
        <draw:line draw:style-name="gr7" draw:text-style-name="P6" draw:layer="layout" svg:x1="8.137cm" svg:y1="12.9cm" svg:x2="8.772cm" svg:y2="12.9cm">
          <text:p/>
        </draw:line>
        <draw:frame draw:style-name="gr8" draw:text-style-name="P8" draw:layer="layout" svg:width="8.89cm" svg:height="0.645cm" svg:x="8.672cm" svg:y="12.572cm">
          <draw:text-box>
            <text:p text:style-name="P7"><text:span text:style-name="T2">24 h r.t. 0.194 mol% H</text:span><text:span text:style-name="T3">2</text:span><text:span text:style-name="T2">SO</text:span><text:span text:style-name="T3">4</text:span><text:span text:style-name="T4"> – Conventional Synthesis</text:span><text:span text:style-name="T2"> </text:span></text:p>
          </draw:text-box>
        </draw:frame>
        <draw:frame draw:style-name="gr9" draw:text-style-name="P8" draw:layer="layout" svg:width="9.207cm" svg:height="1.039cm" svg:x="8.655cm" svg:y="11.62cm">
          <draw:text-box>
            <text:p text:style-name="P7"><text:span text:style-name="T2">10 min r.t., 0.194 mol% H</text:span><text:span text:style-name="T3">2</text:span><text:span text:style-name="T2">SO</text:span><text:span text:style-name="T3">4</text:span><text:span text:style-name="T5"> –</text:span><text:span text:style-name="T6"> Experiment 07 (MW)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7 20 13" svg:d="M0 20l10-13 10 13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35cm" fo:margin-bottom="0.835cm" fo:margin-left="0.835cm" fo:margin-right="0.835cm" fo:page-width="25.426cm" fo:page-height="15.26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6-11T10:23:37.185000000</dc:date>
    <meta:editing-duration>PT5M35S</meta:editing-duration>
    <meta:editing-cycles>2</meta:editing-cycles>
    <meta:generator>LibreOffice/7.0.4.2$Windows_X86_64 LibreOffice_project/dcf040e67528d9187c66b2379df5ea4407429775</meta:generator>
    <meta:document-statistic meta:object-count="10"/>
  </office:meta>
</office:document-meta>
</file>